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46f" officeooo:paragraph-rsid="0009046f"/>
    </style:style>
    <style:style style:name="P2" style:family="paragraph" style:parent-style-name="Standard">
      <style:text-properties officeooo:rsid="0009e9aa" officeooo:paragraph-rsid="0009e9aa"/>
    </style:style>
    <style:style style:name="P3" style:family="paragraph" style:parent-style-name="Standard">
      <style:text-properties style:text-underline-style="solid" style:text-underline-width="auto" style:text-underline-color="font-color" officeooo:rsid="0009e9aa" officeooo:paragraph-rsid="0009e9aa"/>
    </style:style>
    <style:style style:name="P4" style:family="paragraph" style:parent-style-name="Standard">
      <style:text-properties style:text-underline-style="solid" style:text-underline-width="auto" style:text-underline-color="font-color" officeooo:rsid="0009046f" officeooo:paragraph-rsid="0009046f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9046f" officeooo:paragraph-rsid="0009046f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09e9aa" officeooo:paragraph-rsid="0009e9aa"/>
    </style:style>
    <style:style style:name="P7" style:family="paragraph" style:parent-style-name="Standard">
      <style:text-properties officeooo:rsid="000ede73" officeooo:paragraph-rsid="000ede73"/>
    </style:style>
    <style:style style:name="P8" style:family="paragraph" style:parent-style-name="Standard">
      <style:text-properties officeooo:rsid="0009046f" officeooo:paragraph-rsid="0009046f"/>
    </style:style>
    <style:style style:name="P9" style:family="paragraph" style:parent-style-name="Standard">
      <style:text-properties officeooo:rsid="000fc424" officeooo:paragraph-rsid="000fc424"/>
    </style:style>
    <style:style style:name="P10" style:family="paragraph" style:parent-style-name="Standard" style:list-style-name="L1">
      <style:text-properties officeooo:paragraph-rsid="000fc424"/>
    </style:style>
    <style:style style:name="T1" style:family="text">
      <style:text-properties officeooo:rsid="0009e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424" style:font-weight-asian="bold" style:font-weight-complex="bold"/>
    </style:style>
    <style:style style:name="T4" style:family="text">
      <style:text-properties officeooo:rsid="000ede73"/>
    </style:style>
    <style:style style:name="T5" style:family="text">
      <style:text-properties officeooo:rsid="000fc424"/>
    </style:style>
    <style:style style:name="T6" style:family="text">
      <style:text-properties officeooo:rsid="001008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IFCATION – 1 (DESIGN)</text:p>
      <text:p text:style-name="P1"/>
      <text:p text:style-name="P1">server.c</text:p>
      <text:p text:style-name="P1"><text:span text:style-name="T1">Usage</text:span>: “./<text:span text:style-name="T6">smtp</text:span> &lt;port_number&gt;” (without quotes)</text:p>
      <text:p text:style-name="P1"/>
      <text:list xml:id="list6514155014428828583" text:style-name="L1">
        <text:list-item>
          <text:p text:style-name="P10"><text:span text:style-name="T5">The server uses </text:span><text:span text:style-name="T3">multithreading</text:span><text:span text:style-name="T5"> to handle multiple clients at once.</text:span></text:p>
        </text:list-item>
        <text:list-item>
          <text:p text:style-name="P10"><text:span text:style-name="T5">The database of users, password and exchanged mails is declared global (used library data structures).</text:span></text:p>
        </text:list-item>
        <text:list-item>
          <text:p text:style-name="P10"><text:span text:style-name="T5">Consistency of the system is maintained using </text:span><text:span text:style-name="T3">counting semaphore</text:span><text:span text:style-name="T5"> variables.</text:span></text:p>
        </text:list-item>
      </text:list>
      <text:p text:style-name="P1"/>
      <text:p text:style-name="P4">Server side:</text:p>
      <text:p text:style-name="P1">1. <text:span text:style-name="T1">s</text:span>ocket<text:span text:style-name="T1">()</text:span></text:p>
      <text:p text:style-name="P1">2. <text:span text:style-name="T1">bind()</text:span></text:p>
      <text:p text:style-name="P2">3. listen()</text:p>
      <text:p text:style-name="P2">4. accept() <text:span text:style-name="T5">(each client is handled on a seperate thread)</text:span></text:p>
      <text:p text:style-name="P9">5. Appropriate prompts are sent to client, and the server responds according to the user’s response.</text:p>
      <text:p text:style-name="P2"/>
      <text:p text:style-name="P2"/>
      <text:p text:style-name="P2"/>
      <text:p text:style-name="P2">client.c</text:p>
      <text:p text:style-name="P2">Usage: “./client &lt;destination_ip&gt; &lt;port_number&gt;” (without quotes)</text:p>
      <text:p text:style-name="P3">Client side:</text:p>
      <text:p text:style-name="P2">1. socket()</text:p>
      <text:p text:style-name="P2">2. connect()</text:p>
      <text:p text:style-name="P7">3. User is prompted for username and password. Following cases are possible</text:p>
      <text:p text:style-name="P7"><text:tab/>3.1.<text:tab/>Successful login<text:tab/></text:p>
      <text:p text:style-name="P2"><text:tab/><text:span text:style-name="T4">3.2<text:tab/>Wrong password (Client will exit)</text:span></text:p>
      <text:p text:style-name="P2"><text:tab/><text:span text:style-name="T4">3.3 <text:tab/>New user, gets registered with provided username</text:span></text:p>
      <text:p text:style-name="P7">4. Now client will do one of the following :</text:p>
      <text:p text:style-name="P7"><text:tab/>4.1.<text:tab/>Views emails</text:p>
      <text:p text:style-name="P7"><text:tab/>4.2<text:tab/>Send emails</text:p>
      <text:p text:style-name="P7"><text:tab/>4.3 <text:tab/>Log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17:42.467577223</meta:creation-date>
    <dc:date>2018-02-19T17:06:08.809982355</dc:date>
    <meta:editing-duration>PT20M29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141" meta:character-count="912" meta:non-whitespace-character-count="789"/>
  </office:meta>
</office:document-meta>
</file>